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3" style:family="paragraph" style:parent-style-name="Standard">
      <style:paragraph-properties fo:margin-top="0in" fo:margin-bottom="0in" loext:contextual-spacing="false" fo:padding="0in" fo:border="none"/>
    </style:style>
    <style:style style:name="P4" style:family="paragraph" style:parent-style-name="Standard">
      <style:paragraph-properties fo:margin-top="0in" fo:margin-bottom="0in" loext:contextual-spacing="false" fo:padding="0in" fo:border="none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 fo:padding="0in" fo:border="none"/>
      <style:text-properties officeooo:rsid="000e3a4a" officeooo:paragraph-rsid="000e3a4a"/>
    </style:style>
    <style:style style:name="P6" style:family="paragraph" style:parent-style-name="Standard">
      <style:paragraph-properties fo:margin-left="0.5in" fo:margin-right="0in" fo:margin-top="0in" fo:margin-bottom="0in" loext:contextual-spacing="false" fo:text-indent="0in" style:auto-text-indent="false" fo:padding="0in" fo:border="none"/>
      <style:text-properties fo:font-style="italic" fo:font-weight="bold" style:font-style-asian="italic" style:font-weight-asian="bold"/>
    </style:style>
    <style:style style:name="P7" style:family="paragraph" style:parent-style-name="Standard">
      <style:paragraph-properties fo:margin-left="0.5in" fo:margin-right="0in" fo:margin-top="0in" fo:margin-bottom="0in" loext:contextual-spacing="false" fo:text-indent="0.5in" style:auto-text-indent="false" fo:padding="0in" fo:border="none"/>
      <style:text-properties fo:font-style="italic" fo:font-weight="bold" style:font-style-asian="italic" style:font-weight-asian="bold"/>
    </style:style>
    <style:style style:name="P8" style:family="paragraph" style:parent-style-name="Heading_20_2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officeooo:rsid="000dfd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En este documento se explica </text:span>de forma breve el funcionamiento básico de JsPsych, para su uso en ExpFactory </text:p>
      <text:p text:style-name="P1"/>
      <text:p text:style-name="P5">Creado por Daniel Soto, adaptado por Gorka Navarrete</text:p>
      <text:p text:style-name="P1"/>
      <text:p text:style-name="P1"/>
      <text:p text:style-name="P4">¿Qué es JsPsych? </text:p>
      <text:p text:style-name="P1"/>
      <text:p text:style-name="P1">Una librería de Javascript compuesta de muchos plugins, que uno puede (y debe) llamar 1 por 1, dependiendo de lo que se desee usar. Por ejemplo, si quiero crear un experimento que use textos tipo survey, introducciones y presentación de estímulos individuales, debo llamar al plugin de text-survey, introductions y single-stimuli, respectivamente en el archivo.</text:p>
      <text:p text:style-name="P1"/>
      <text:p text:style-name="P1"/>
      <text:p text:style-name="P4">¿Cómo funciona la creación de un experimento en JsPsych?</text:p>
      <text:p text:style-name="P4"/>
      <text:p text:style-name="P1">Un experimento en JsPsych es un array de trials consecutivos, los cuales son creados como variables en javascipt.</text:p>
      <text:p text:style-name="P1">Este array de trials se conoce como “timeline” y las variables de trials como trials. Aunque ojo, todos los elementos dentro de un timeline se consideran trials, por lo tanto, una pantalla de bienvenida, o un texto de instrucciones, se considera trial también.</text:p>
      <text:p text:style-name="P1"/>
      <text:p text:style-name="P1">Ejemplo. Si quiero crear un experimento llamado MyExperimento, la sintaxis sería:</text:p>
      <text:p text:style-name="P1"/>
      <text:p text:style-name="P6">var MyExperimento = [ ];</text:p>
      <text:p text:style-name="P1"/>
      <text:p text:style-name="P1">Supongamos que tenemos 3 trials creados, llamados: Instrucciones, LaPrueba y Fin. Para incluirlos en ese orden, hay que “empujarlos” en el array, de esta forma:</text:p>
      <text:p text:style-name="P1"/>
      <text:p text:style-name="P6">MyExperimento.push(Instrucciones);</text:p>
      <text:p text:style-name="P6">MyExperimento.push(LaPrueba);</text:p>
      <text:p text:style-name="P6">MyExperimento.push(Fin);</text:p>
      <text:p text:style-name="P1"/>
      <text:p text:style-name="P1">Tengan en mente que la ejecución de trials es consecutiva, por lo que si empujan el trial Fin al principio, se mostrará al principio.</text:p>
      <text:p text:style-name="P1"/>
      <text:p text:style-name="P1">Para crear un trial se requieren diversos parámetros, los cuales (lamentablemente) varían bastante entre cada tipo de trial. Por eso es importante conocer cuáles parámetros recibe cada plugin, y determinar cuál es el más apropiado para cada uno de nuestros trials.</text:p>
      <text:p text:style-name="P1"/>
      <text:p text:style-name="P1">Un ejemplo sencillo para crear una pantalla de bienvenida sería:</text:p>
      <text:p text:style-name="P1"/>
      <text:p text:style-name="P6">var PantallaDeBienvenida = {</text:p>
      <text:p text:style-name="P7">type = “text”, //El tipo de trial corresponde al plugin que llamamos</text:p>
      <text:p text:style-name="P7">text = “&lt;p&gt;Hola!&lt;/p&gt;”,</text:p>
      <text:p text:style-name="P7"><text:soft-page-break/>cont_key = [13] //El número de la tecla asignada para avanzar, 13 = Enter</text:p>
      <text:p text:style-name="P6">} </text:p>
      <text:p text:style-name="P2"/>
      <text:p text:style-name="P2">Si lo comparamos con una pantalla de presentación de estímulo individual, veremos las diferencias:</text:p>
      <text:p text:style-name="P2"/>
      <text:p text:style-name="P6">var EstímuloIndividual = {</text:p>
      <text:p text:style-name="P6"><text:tab/>type: “single-stim”,</text:p>
      <text:p text:style-name="P6"><text:tab/>stimulus: “img/foto1.jpg”, //ubicación del archivo de estímulo</text:p>
      <text:p text:style-name="P6"><text:tab/>prompt: “&lt;p&gt;Instrucciones de estímulo&lt;/p&gt;”, //elemento que aparece sobre el estímulo, usualmente texto explicativo o recordatorio</text:p>
      <text:p text:style-name="P7">choices: [‘z’,’m’] //teclas que puede presionar el usuario para continuar</text:p>
      <text:p text:style-name="P6">}</text:p>
      <text:p text:style-name="P2"/>
      <text:p text:style-name="P2">Cuando insertamos código javascript en un documento HTML, éste debe estar dentro de las etiquetas &lt;script&gt;&lt;/script&gt; para poder funcionar. Dado que JsPsych trabaja con elementos tipo DIV, P y otros que sólo pueden aparecer en el BODY del documento HTML, nuestro código javascript debe ser llamado, a su vez, dentro de las etiquetas &lt;body&gt;&lt;/body&gt;. O sea:</text:p>
      <text:p text:style-name="P2"/>
      <text:p text:style-name="P6">&lt;body&gt;&lt;script&gt;Nuestro código&lt;/script&gt;&lt;/body&gt;</text:p>
      <text:p text:style-name="P2"/>
      <text:p text:style-name="P2">Recordar que las llamadas a librerías y demases, se hace en la sección HEAD del documento HTML.</text:p>
      <text:p text:style-name="P2"/>
      <text:p text:style-name="P2">Entonces tenemos la siguiente estructura básica:</text:p>
      <text:p text:style-name="P2"/>
      <text:p text:style-name="P6">&lt;html&gt;</text:p>
      <text:p text:style-name="P6"><text:tab/>&lt;head&gt;</text:p>
      <text:p text:style-name="P6"><text:tab/><text:tab/>// Llamadas a librerías, plug-in’s, CSS y otros </text:p>
      <text:p text:style-name="P6"><text:tab/>&lt;/head&gt;</text:p>
      <text:p text:style-name="P6"><text:tab/>&lt;body&gt;</text:p>
      <text:p text:style-name="P6"><text:tab/><text:tab/>&lt;script&gt;</text:p>
      <text:p text:style-name="P6"><text:tab/><text:tab/><text:tab/>//código javascript</text:p>
      <text:p text:style-name="P6"><text:tab/><text:tab/>&lt;/script&gt;</text:p>
      <text:p text:style-name="P6"><text:tab/>&lt;/body&gt;</text:p>
      <text:p text:style-name="P6">&lt;/html&gt;</text:p>
      <text:p text:style-name="P2"/>
      <text:p text:style-name="P2">Información más detallada puede ser leída en la documentación oficial, disponible en el siguiente link: <text:a xlink:type="simple" xlink:href="http://docs.jspsych.org/" text:style-name="Internet_20_link" text:visited-style-name="Visited_20_Internet_20_Link"><text:span text:style-name="T1">http://docs.jspsych.org/</text:span></text:a></text:p>
      <text:p text:style-name="P2"/>
      <text:p text:style-name="P2"/>
      <text:p text:style-name="P2">PD: La implementación en ExpFactory requiere de unos toques extra al Javascript, pero de momento ésta información básica sirve para empez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date>2017-12-27T08:29:10.399776675</dc:date>
    <dc:creator>G</dc:creator>
    <meta:editing-duration>PT3M7S</meta:editing-duration>
    <meta:editing-cycles>3</meta:editing-cycles>
    <meta:document-statistic meta:table-count="0" meta:image-count="0" meta:object-count="0" meta:page-count="2" meta:paragraph-count="44" meta:word-count="496" meta:character-count="3327" meta:non-whitespace-character-count="2855"/>
  </office:meta>
</office:document-meta>
</file>